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List_20_Contents">
      <style:paragraph-properties fo:margin-top="0cm" fo:margin-bottom="0.499cm" style:contextual-spacing="false"/>
    </style:style>
    <style:style style:name="P2" style:family="paragraph" style:parent-style-name="Text_20_body">
      <style:paragraph-properties fo:margin-top="0cm" fo:margin-bottom="0.499cm" style:contextual-spacing="false"/>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2">
      <style:paragraph-properties fo:margin-left="0cm" fo:margin-right="0cm" fo:margin-top="0cm" fo:margin-bottom="0cm" style:contextual-spacing="false" fo:text-indent="0cm" style:auto-text-indent="false"/>
    </style:style>
    <style:style style:name="P5" style:family="paragraph" style:parent-style-name="Text_20_body" style:list-style-name="L3">
      <style:paragraph-properties fo:margin-left="0cm" fo:margin-right="0cm" fo:margin-top="0cm" fo:margin-bottom="0cm" style:contextual-spacing="false" fo:text-indent="0cm" style:auto-text-indent="false"/>
    </style:style>
    <style:style style:name="P6" style:family="paragraph" style:parent-style-name="Text_20_body" style:list-style-name="L4">
      <style:paragraph-properties fo:margin-left="0cm" fo:margin-right="0cm" fo:text-indent="0cm" style:auto-text-indent="false"/>
    </style:style>
    <style:style style:name="P7" style:family="paragraph" style:parent-style-name="Standard">
      <style:text-properties officeooo:rsid="000489d5" officeooo:paragraph-rsid="000489d5"/>
    </style:style>
    <style:style style:name="P8" style:family="paragraph" style:parent-style-name="Heading_20_1">
      <style:text-properties officeooo:rsid="000489d5" officeooo:paragraph-rsid="000489d5"/>
    </style:style>
    <style:style style:name="P9" style:family="paragraph" style:parent-style-name="Text_20_body">
      <style:text-properties officeooo:rsid="000489d5" officeooo:paragraph-rsid="000489d5"/>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6"/>
    <style:style style:name="T1" style:family="text">
      <style:text-properties fo:font-size="14pt"/>
    </style:style>
    <style:style style:name="T2" style:family="text">
      <style:text-properties style:font-size-asian="14pt"/>
    </style:style>
    <style:style style:name="T3" style:family="text">
      <style:text-properties fo:font-weight="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List_20_Heading">ACEMAGIC 14 Zoll Dual Screen Laptop INTEL i7-1255U 16GB DDR4 1TB SSD WiFi6 BT5.2</text:p>
      <text:p text:style-name="List_20_Heading"/>
      <text:p text:style-name="List_20_Heading">Artikelzustand</text:p>
      <text:p text:style-name="P1">Neu: Neuer, unbenutzter und unbeschädigter Artikel in nicht geöffneter Originalverpackung (soweit ... </text:p>
      <text:p text:style-name="List_20_Heading">Marke</text:p>
      <text:p text:style-name="P1">ACEMAGIC</text:p>
      <text:p text:style-name="List_20_Heading">Bildschirmgröße</text:p>
      <text:p text:style-name="P1">14 Zoll</text:p>
      <text:p text:style-name="List_20_Heading">Produktart</text:p>
      <text:p text:style-name="P1">Notebook / Laptop</text:p>
      <text:p text:style-name="List_20_Heading">Betriebssystem</text:p>
      <text:p text:style-name="P1">Windows 11</text:p>
      <text:p text:style-name="List_20_Heading">Grafikprozessor</text:p>
      <text:p text:style-name="P1">Intel Iris Xe Graphics</text:p>
      <text:p text:style-name="List_20_Heading">Prozessor</text:p>
      <text:p text:style-name="P1">Intel Core i7 12. Gen</text:p>
      <text:p text:style-name="List_20_Heading">Prozessorgeschwindigkeit</text:p>
      <text:p text:style-name="P1">bis zu 4,7 GHz</text:p>
      <text:p text:style-name="List_20_Heading">Arbeitsspeichergröße</text:p>
      <text:p text:style-name="P1">16 GB</text:p>
      <text:p text:style-name="List_20_Heading">SSD-Festplattenkapazität</text:p>
      <text:p text:style-name="P1">1 TB</text:p>
      <text:p text:style-name="List_20_Heading">Passend für</text:p>
      <text:p text:style-name="P1">Arbeitsstation, Büro, Gelegentliche Computerarbeiten, Gewerblich, Grafikdesign, Technisches Codieren</text:p>
      <text:p text:style-name="List_20_Heading">Modell</text:p>
      <text:p text:style-name="P1">ACEMAGIC X1</text:p>
      <text:p text:style-name="List_20_Heading">Erscheinungsjahr</text:p>
      <text:p text:style-name="P1">2023</text:p>
      <text:p text:style-name="List_20_Heading">Herstellergarantie</text:p>
      <text:p text:style-name="P1">3 Jahre</text:p>
      <text:p text:style-name="List_20_Heading">Farbe</text:p>
      <text:p text:style-name="P1">Grau</text:p>
      <text:p text:style-name="List_20_Heading">Festplattentyp</text:p>
      <text:p text:style-name="P1">HDD + SSD</text:p>
      <text:p text:style-name="List_20_Heading"><text:soft-page-break/>Serie</text:p>
      <text:p text:style-name="P1">intel i7</text:p>
      <text:p text:style-name="List_20_Heading">Konnektivität</text:p>
      <text:p text:style-name="P1">HDMI, USB-C, USB 2.0, USB 3.2</text:p>
      <text:p text:style-name="List_20_Heading">Besonderheiten</text:p>
      <text:p text:style-name="P1">Eingebauter Wi-Fi Adapter, VESA-Halterung, Ultra-Slim, Dual Screen Laptop, 14 Zoll Bildschirm*2 Notebook Computer, 360° Dual Screen Klappbarer Laptop</text:p>
      <text:p text:style-name="List_20_Heading">Grafikprozessortyp</text:p>
      <text:p text:style-name="P1">Integrierte / On-Board-Grafik</text:p>
      <text:p text:style-name="List_20_Heading">EAN</text:p>
      <text:p text:style-name="P1">Does not apply</text:p>
      <text:p text:style-name="P1"/>
      <text:p text:style-name="P2"><text:span text:style-name="T1">Effiziente Multitasking-Fähigkeit</text:span><text:span text:style-name="T2">】</text:span><text:span text:style-name="T1">: Dieses ACEMAGIC X1 Dual-Screen-Notebook verfügt über eine unübertroffene Multitasking-Fähigkeit. Mit zwei 14-Zoll-Bildschirmen können Benutzer Dokumente bearbeiten und Lehrvideos ansehen, ohne häufig zwischen den Fenstern wechseln zu müssen, was die Arbeitseffizienz und die Lernerfahrung maximiert. Konzipiert für professionelle Anwender in den Bereichen Grafikdesign, Videobearbeitung, Gaming Esports, Programmentwicklung und Aktienhandel.</text:span> </text:p>
      <text:list text:style-name="L1">
        <text:list-item>
          <text:p text:style-name="P3"><text:span text:style-name="T2">【</text:span><text:span text:style-name="T1">Spitzenleistung</text:span><text:span text:style-name="T2">】</text:span><text:span text:style-name="T1">: Das X1 Dual Screen Notebook ist mit einem leistungsstarken In-tel Core i7-1255U-Prozessor (10 Kerne, 12 Threads) und einem Iris Xe-Grafikprozessor, 16 GB DDR4 3200 MHz RAM, 2*M.2 NVME 2280 PCIe4.0 1 TB ausgestattet. Die Spitzenkonfiguration stellt sicher, dass der Benutzer problemlos große Dateiübertragungen oder komplexe Aufgaben bewältigen kann. So bleiben Sie bei Ihrer Arbeit jederzeit effizient.</text:span> </text:p>
        </text:list-item>
      </text:list>
      <text:list text:style-name="L2">
        <text:list-item>
          <text:p text:style-name="P4"><text:span text:style-name="T2">【</text:span><text:span text:style-name="T1">Zuverlässiges Sicherheitssystem</text:span><text:span text:style-name="T2">】</text:span><text:span text:style-name="T1">: Das X1 Dual Screen Notebook ist mit der neuesten Fingerabdruck-Entsperrungsfunktion ausgestattet, die die Einschalttaste mit Touch ID kombiniert und es den Benutzern ermöglicht, ihre eigenen Fingerabdrücke einzurichten, um ihre Daten zu schützen und gleichzeitig die Geschwindigkeit der Entsperrung zu erhöhen, ohne langwierige Passwörter eingeben zu müssen. Auf der linken Seite der Einschalttaste befinden sich vier Tastenkombinationen zum Umschalten des Bildschirms für vier Modi: A-Bildschirm, B-Bildschirm, erweiterter Modus und Spiegelungsmodus.</text:span> </text:p>
        </text:list-item>
      </text:list>
      <text:list text:style-name="L3">
        <text:list-item>
          <text:p text:style-name="P5"><text:span text:style-name="T2">【</text:span><text:span text:style-name="T1">Erweitertes visuelles Erlebnis</text:span><text:span text:style-name="T2">】</text:span><text:span text:style-name="T1">: Das ACEMAGIC X1 Dual Screen Notebook ist mit zwei 14-Zoll-IPS-Bildschirmen mit 1K-Auflösung </text:span><text:soft-page-break/><text:span text:style-name="T1">ausgestattet und bietet mehr visuellen Raum für Spiele-Enthusiasten, Videobearbeiter und mehr. Der primäre und der sekundäre Bildschirm können gleichzeitig verwendet werden und unterstützen eine Drehung von 0-360 Grad, um mehr Details anzuzeigen, wie z. B. die gleichzeitige Anzeige von Entwürfen und Bibliotheken in einer Designsoftware oder ein breiteres Sichtfeld beim Spielen, was die Erstellung und Unterhaltung noch intensiver und bequemer macht.</text:span> </text:p>
        </text:list-item>
      </text:list>
      <text:list text:style-name="L4">
        <text:list-item>
          <text:p text:style-name="P6"><text:span text:style-name="T2">【</text:span><text:span text:style-name="T1">Tragbarkeit und Leistung zugleich</text:span><text:span text:style-name="T2">】</text:span><text:span text:style-name="T1">: Das X1 Dual-Screen-Notebook wurde mit dem Ziel entwickelt, Tragbarkeit und hohe Leistung zu vereinen. Die Verwendung leichter Materialien und die exquisite Verarbeitung sorgen dafür, dass das Gerät beim Tragen nicht zur Last wird, denn es wiegt nur 1,67 KG. Für den Bildschirm werden 18 Sätze von Uhrkettenstiften verwendet, die in 7 Prozessen streng kontrolliert und bei 1400° hohen Temperaturen geschmiedet werden, um einen perfekten Eingriff zu erreichen und sicherzustellen, dass er beim Öffnen und Schließen wirklich nicht beschädigt wird.</text:span></text:p>
        </text:list-item>
      </text:list>
      <text:p text:style-name="P7">PREIS 1198,-</text:p>
      <text:p text:style-name="P7"/>
      <text:p text:style-name="P7"/>
      <text:h text:style-name="P8" text:outline-level="1">ASUS ZenBook Pro Duo 15 OLED UX582ZM-H2030W, Intel® Core™ i7, 39,6 cm (15.6"), 3840 x 2160 Pixel, 32 GB, 1 TB, Windows 11 Home</text:h>
      <text:p text:style-name="P9">Wenn Sie sich leidenschaftlich mit <text:span text:style-name="T3">IT und Elektronik</text:span> beschäftigen, mit der Technologie auf dem neuesten Stand sein wollen und nicht einmal die winzigsten Einzelheiten auslassen, kaufen Sie <text:span text:style-name="T3">Notebook Asus UX582ZM-H2030W 32 GB RAM i7-12700H Qwerty Spanisch 15,6" 14" 1 TB SSD</text:span>.</text:p>
      <text:section text:style-name="Sect1" text:name="co-descriptionAccordion">
        <text:list text:style-name="L5">
          <text:list-item>
            <text:p text:style-name="P10">RAM Speicher: 32 GB RAM</text:p>
          </text:list-item>
          <text:list-item>
            <text:p text:style-name="P10">Prozessorfamilie: </text:p>
            <text:list>
              <text:list-item>
                <text:p text:style-name="P10">Intel Core i7</text:p>
              </text:list-item>
              <text:list-item>
                <text:p text:style-name="P10">Intel</text:p>
              </text:list-item>
            </text:list>
          </text:list-item>
          <text:list-item>
            <text:p text:style-name="P10">Prozessor: i7-12700H</text:p>
          </text:list-item>
          <text:list-item>
            <text:p text:style-name="P10">Tastatur: Qwerty Spanisch</text:p>
          </text:list-item>
          <text:list-item>
            <text:p text:style-name="P10">Merkmale: </text:p>
            <text:list>
              <text:list-item>
                <text:p text:style-name="P10">Touchscreen</text:p>
              </text:list-item>
              <text:list-item>
                <text:p text:style-name="P10">Laptop</text:p>
              </text:list-item>
              <text:list-item>
                <text:p text:style-name="P10">Kopfhörer-Anschluss</text:p>
              </text:list-item>
              <text:list-item>
                <text:p text:style-name="P10">Eingebautes Mikrofon</text:p>
              </text:list-item>
              <text:list-item>
                <text:p text:style-name="P10">Hinterleuchtet</text:p>
              </text:list-item>
              <text:list-item>
                <text:p text:style-name="P10"><text:soft-page-break/>Integrierter Grafikadapter</text:p>
              </text:list-item>
            </text:list>
          </text:list-item>
          <text:list-item>
            <text:p text:style-name="P10">Bildschirm: </text:p>
            <text:list>
              <text:list-item>
                <text:p text:style-name="P10">14"</text:p>
              </text:list-item>
              <text:list-item>
                <text:p text:style-name="P10">15,6"</text:p>
              </text:list-item>
            </text:list>
          </text:list-item>
          <text:list-item>
            <text:p text:style-name="P10">Anschlüsse: </text:p>
            <text:list>
              <text:list-item>
                <text:p text:style-name="P10">Jack 3.5 mm</text:p>
              </text:list-item>
              <text:list-item>
                <text:p text:style-name="P10">Thunderbolt 4 x 2</text:p>
              </text:list-item>
              <text:list-item>
                <text:p text:style-name="P10">PCI Express 4.0</text:p>
              </text:list-item>
              <text:list-item>
                <text:p text:style-name="P10">HDMI</text:p>
              </text:list-item>
              <text:list-item>
                <text:p text:style-name="P10">HDMI 2.1 x 1</text:p>
              </text:list-item>
              <text:list-item>
                <text:p text:style-name="P10">USB A 3.2 Gen 2 (3.1 Gen 2) x 1</text:p>
              </text:list-item>
              <text:list-item>
                <text:p text:style-name="P10">NVMe,PCI Express 4.0</text:p>
              </text:list-item>
            </text:list>
          </text:list-item>
          <text:list-item>
            <text:p text:style-name="P10">Konnektivität: </text:p>
            <text:list>
              <text:list-item>
                <text:p text:style-name="P10">Bluetooth 5.0</text:p>
              </text:list-item>
              <text:list-item>
                <text:p text:style-name="P10">Wi-Fi 6 GHz</text:p>
              </text:list-item>
              <text:list-item>
                <text:p text:style-name="P10">Bluetooth</text:p>
              </text:list-item>
              <text:list-item>
                <text:p text:style-name="P10">Bluetooth 5.2</text:p>
              </text:list-item>
            </text:list>
          </text:list-item>
          <text:list-item>
            <text:p text:style-name="P10">Auflösung: 4K Ultra HD</text:p>
          </text:list-item>
          <text:list-item>
            <text:p text:style-name="P10">Technologie: </text:p>
            <text:list>
              <text:list-item>
                <text:p text:style-name="P10">OLED</text:p>
              </text:list-item>
              <text:list-item>
                <text:p text:style-name="P10">VT-d</text:p>
              </text:list-item>
              <text:list-item>
                <text:p text:style-name="P10">VT-x</text:p>
              </text:list-item>
              <text:list-item>
                <text:p text:style-name="P10">Execute Disable Bit (XD Bit)</text:p>
              </text:list-item>
            </text:list>
          </text:list-item>
          <text:list-item>
            <text:p text:style-name="P10">Grafikkarte: </text:p>
            <text:list>
              <text:list-item>
                <text:p text:style-name="P10">NVIDIA GeForce® RTX 3060, GDDR6 6GB</text:p>
              </text:list-item>
              <text:list-item>
                <text:p text:style-name="P10">Standleitung</text:p>
              </text:list-item>
              <text:list-item>
                <text:p text:style-name="P10">NVIDIA</text:p>
              </text:list-item>
              <text:list-item>
                <text:p text:style-name="P10">Intel Iris Xe Graphics</text:p>
              </text:list-item>
              <text:list-item>
                <text:p text:style-name="P10">NVIDIA GeForce RTX 3060</text:p>
              </text:list-item>
              <text:list-item>
                <text:p text:style-name="P10">6 GB</text:p>
              </text:list-item>
            </text:list>
          </text:list-item>
          <text:list-item>
            <text:p text:style-name="P10">Betriebssystem: Windows 11 Home</text:p>
          </text:list-item>
          <text:list-item>
            <text:p text:style-name="P10">Art: </text:p>
            <text:list>
              <text:list-item>
                <text:p text:style-name="P10">LPDDR5</text:p>
              </text:list-item>
              <text:list-item>
                <text:p text:style-name="P10">Notebook</text:p>
              </text:list-item>
              <text:list-item>
                <text:p text:style-name="P10">Frontkamera</text:p>
              </text:list-item>
              <text:list-item>
                <text:p text:style-name="P10">SSD</text:p>
              </text:list-item>
              <text:list-item>
                <text:p text:style-name="P10">Gloss</text:p>
              </text:list-item>
            </text:list>
          </text:list-item>
          <text:list-item>
            <text:p text:style-name="P10">Steckbares Produkt: Ja</text:p>
          </text:list-item>
          <text:list-item>
            <text:p text:style-name="P10">Steckertyp: EU-Stecker</text:p>
          </text:list-item>
          <text:list-item>
            <text:p text:style-name="P10">Wiederaufladbare Lithiumbatterie: 92 Wh</text:p>
          </text:list-item>
          <text:list-item>
            <text:p text:style-name="P10">Festplatte: 1 TB SSD</text:p>
          </text:list-item>
          <text:list-item>
            <text:p text:style-name="P10">Farbe: Blau</text:p>
          </text:list-item>
          <text:list-item>
            <text:p text:style-name="P10">Seitenverhältnis: 16:9</text:p>
          </text:list-item>
          <text:list-item>
            <text:p text:style-name="P10">Leistung: </text:p>
            <text:list>
              <text:list-item>
                <text:p text:style-name="P10">35 W</text:p>
              </text:list-item>
              <text:list-item>
                <text:p text:style-name="P10">240 W</text:p>
              </text:list-item>
            </text:list>
          </text:list-item>
          <text:list-item>
            <text:p text:style-name="P10"><text:soft-page-break/>Ausgangsspannung: 20 V</text:p>
          </text:list-item>
          <text:list-item>
            <text:p text:style-name="P10">Frequenz: 50 - 60 Hz</text:p>
          </text:list-item>
          <text:list-item>
            <text:p text:style-name="P10">Spannung: 100 - 240 V</text:p>
          </text:list-item>
          <text:list-item>
            <text:p text:style-name="P10">Nicht erhalten: </text:p>
            <text:list>
              <text:list-item>
                <text:p text:style-name="P10">Optischer Treiber</text:p>
              </text:list-item>
              <text:list-item>
                <text:p text:style-name="P10">Numerische Tastatur</text:p>
              </text:list-item>
              <text:list-item>
                <text:p text:style-name="P10">Mobiler Stromanschluss</text:p>
              </text:list-item>
            </text:list>
          </text:list-item>
          <text:list-item>
            <text:p text:style-name="P10">Anforderungen: 64 bits</text:p>
          </text:list-item>
          <text:list-item>
            <text:p text:style-name="P10">Maximalgröße der Speicherkarte: 32 GB</text:p>
          </text:list-item>
          <text:list-item>
            <text:p text:style-name="P10">Format: M.2</text:p>
          </text:list-item>
          <text:list-item>
            <text:p text:style-name="P10">Ethernet: Kein</text:p>
          </text:list-item>
          <text:list-item>
            <text:p text:style-name="P10">Kamera/Fotoapparat: HD</text:p>
          </text:list-item>
          <text:list-item>
            <text:p text:style-name="P10">Formfaktor: </text:p>
            <text:list>
              <text:list-item>
                <text:p text:style-name="P10">On-board</text:p>
              </text:list-item>
              <text:list-item>
                <text:p text:style-name="P10">Clamshell</text:p>
              </text:list-item>
            </text:list>
          </text:list-item>
          <text:list-item>
            <text:p text:style-name="P10">Speicher Typ: GDDR6</text:p>
          </text:list-item>
          <text:list-item>
            <text:p text:style-name="P10">Anschluss: TPM</text:p>
          </text:list-item>
          <text:list-item>
            <text:p text:style-name="P10">Speicher: 1 x 32 GB</text:p>
          </text:list-item>
          <text:list-item>
            <text:p text:style-name="P10">Antenne Typ: 2 x 2</text:p>
          </text:list-item>
          <text:list-item>
            <text:p text:style-name="P10">Empfohlene verwendung: Haushalt</text:p>
          </text:list-item>
          <text:list-item>
            <text:p text:style-name="P10">Enthalten: SSD x 1</text:p>
          </text:list-item>
          <text:list-item>
            <text:p text:style-name="P10">Stromstärke: 12 A</text:p>
          </text:list-item>
          <text:list-item>
            <text:p text:style-name="P10">Kontrastverhältnis: 1000000:1</text:p>
          </text:list-item>
          <text:list-item>
            <text:p text:style-name="P10">Batterietyp: Litio Ion</text:p>
          </text:list-item>
          <text:list-item>
            <text:p text:style-name="P10">Cache: 24 MB</text:p>
          </text:list-item>
          <text:list-item>
            <text:p text:style-name="P10">Auflösung (px): 3840 x 2160 px</text:p>
          </text:list-item>
          <text:list-item>
            <text:p text:style-name="P10">Kerne: 14 Kerne</text:p>
          </text:list-item>
          <text:list-item>
            <text:p text:style-name="P11">Diagonale des Bildschirms (cm): 39,6 cm</text:p>
          </text:list-item>
        </text:list>
        <text:p text:style-name="Text_20_body"/>
        <text:p text:style-name="List_20_Heading">Produkttyp:</text:p>
        <text:p text:style-name="List_20_Contents">Laptop</text:p>
        <text:p text:style-name="List_20_Heading">Produktfarbe:</text:p>
        <text:p text:style-name="List_20_Contents">Blau</text:p>
        <text:p text:style-name="List_20_Heading">Formfaktor:</text:p>
        <text:p text:style-name="List_20_Contents">Klappgehäuse</text:p>
        <text:p text:style-name="List_20_Heading">Name der Farbe:</text:p>
        <text:p text:style-name="List_20_Contents">Celastial Blue</text:p>
        <text:p text:style-name="List_20_Heading">Marktpositionierung:</text:p>
        <text:p text:style-name="List_20_Contents">Haus</text:p>
        <text:p text:style-name="List_20_Heading">Jahr der Einführung:</text:p>
        <text:p text:style-name="List_20_Contents">2022</text:p>
        <text:p text:style-name="List_20_Heading">Bildschirmdiagonale:</text:p>
        <text:p text:style-name="List_20_Contents">39,6 cm (15.6")</text:p>
        <text:p text:style-name="List_20_Heading">Display-Auflösung:</text:p>
        <text:p text:style-name="List_20_Contents">3840 x 2160 Pixel</text:p>
        <text:p text:style-name="List_20_Heading">Touchscreen:</text:p>
        <text:p text:style-name="List_20_Contents">Ja</text:p>
        <text:p text:style-name="List_20_Heading"><text:soft-page-break/>HD-Typ:</text:p>
        <text:p text:style-name="List_20_Contents">4K Ultra HD</text:p>
        <text:p text:style-name="List_20_Heading">Panel-Typ:</text:p>
        <text:p text:style-name="List_20_Contents">OLED</text:p>
        <text:p text:style-name="List_20_Heading">Natives Seitenverhältnis:</text:p>
        <text:p text:style-name="List_20_Contents">16:9</text:p>
        <text:p text:style-name="List_20_Heading">Display-Oberfläche:</text:p>
        <text:p text:style-name="List_20_Contents">Glanz</text:p>
        <text:p text:style-name="List_20_Heading">RGB-Farbraum:</text:p>
        <text:p text:style-name="List_20_Contents">DCI-P3</text:p>
        <text:p text:style-name="List_20_Heading">Farbskala:</text:p>
        <text:p text:style-name="List_20_Contents">100%</text:p>
        <text:p text:style-name="List_20_Heading">Kontrastverhältnis:</text:p>
        <text:p text:style-name="List_20_Contents">1000000:1</text:p>
        <text:p text:style-name="List_20_Heading">Prozessorfamilie:</text:p>
        <text:p text:style-name="List_20_Contents">Intel® Core™ i7</text:p>
        <text:p text:style-name="List_20_Heading">Prozessorhersteller:</text:p>
        <text:p text:style-name="List_20_Contents">Intel</text:p>
        <text:p text:style-name="List_20_Heading">Prozessor:</text:p>
        <text:p text:style-name="List_20_Contents">i7-12700H</text:p>
        <text:p text:style-name="List_20_Heading">Prozessorgeneration:</text:p>
        <text:p text:style-name="List_20_Contents">Intel® Core™ i7 Prozessoren der 12. Generation</text:p>
        <text:p text:style-name="List_20_Heading">Anzahl Prozessorkerne:</text:p>
        <text:p text:style-name="List_20_Contents">14</text:p>
        <text:p text:style-name="List_20_Heading">Prozessor-Cache:</text:p>
        <text:p text:style-name="List_20_Contents">24 MB</text:p>
        <text:p text:style-name="List_20_Heading">TDP-down konfigurierbar:</text:p>
        <text:p text:style-name="List_20_Contents">35 W</text:p>
        <text:p text:style-name="List_20_Heading">Speicherkapazität:</text:p>
        <text:p text:style-name="List_20_Contents">32 GB</text:p>
        <text:p text:style-name="List_20_Heading">RAM-Speicher maximal:</text:p>
        <text:p text:style-name="List_20_Contents">32 GB</text:p>
        <text:p text:style-name="List_20_Heading">Interner Speichertyp:</text:p>
        <text:p text:style-name="List_20_Contents">LPDDR5-SDRAM</text:p>
        <text:p text:style-name="List_20_Heading">Memory Formfaktor:</text:p>
        <text:p text:style-name="List_20_Contents">On-board</text:p>
        <text:p text:style-name="List_20_Heading">Gesamtspeicherkapazität:</text:p>
        <text:p text:style-name="List_20_Contents">1 TB</text:p>
        <text:p text:style-name="List_20_Heading">Speichermedien:</text:p>
        <text:p text:style-name="List_20_Contents">SSD</text:p>
        <text:p text:style-name="List_20_Heading">Gesamtkapazität der SSDs:</text:p>
        <text:p text:style-name="List_20_Contents">1 TB</text:p>
        <text:p text:style-name="List_20_Heading">Anzahl SSD installiert:</text:p>
        <text:p text:style-name="List_20_Contents">1</text:p>
        <text:p text:style-name="List_20_Heading">SSD Speicherkapazität:</text:p>
        <text:p text:style-name="List_20_Contents">1 TB</text:p>
        <text:p text:style-name="List_20_Heading">SSD Schnittstelle:</text:p>
        <text:p text:style-name="List_20_Contents">NVMe, PCI Express 4.0</text:p>
        <text:p text:style-name="List_20_Heading">NVMe:</text:p>
        <text:p text:style-name="List_20_Contents">Ja</text:p>
        <text:p text:style-name="List_20_Heading">SSD-Formfaktor:</text:p>
        <text:p text:style-name="List_20_Contents">M.2</text:p>
        <text:p text:style-name="List_20_Heading"><text:soft-page-break/>Eingebaute Grafikadapter:</text:p>
        <text:p text:style-name="List_20_Contents">Ja</text:p>
        <text:p text:style-name="List_20_Heading">Separater Grafikadapter:</text:p>
        <text:p text:style-name="List_20_Contents">Ja</text:p>
        <text:p text:style-name="List_20_Heading">Dediziertes Grafikadaptermodell:</text:p>
        <text:p text:style-name="List_20_Contents">NVIDIA GeForce RTX 3060</text:p>
        <text:p text:style-name="List_20_Heading">On-Board Grafikadaptermodell:</text:p>
        <text:p text:style-name="List_20_Contents">Intel Iris Xe Graphics</text:p>
        <text:p text:style-name="List_20_Heading">Getrennter GPU-Hersteller:</text:p>
        <text:p text:style-name="List_20_Contents">NVIDIA</text:p>
        <text:p text:style-name="List_20_Heading">On-board GPU manufacturer:</text:p>
        <text:p text:style-name="List_20_Contents">Intel</text:p>
        <text:p text:style-name="List_20_Heading">Separater Grafik-Adapterspeicher:</text:p>
        <text:p text:style-name="List_20_Contents">6 GB</text:p>
        <text:p text:style-name="List_20_Heading">Dedizierter Grafikspeicher Typ:</text:p>
        <text:p text:style-name="List_20_Contents">GDDR6</text:p>
        <text:p text:style-name="List_20_Heading">Lautsprecher Hersteller:</text:p>
        <text:p text:style-name="List_20_Contents">Harman Kardon</text:p>
        <text:p text:style-name="List_20_Heading">Eingebautes Mikrofon:</text:p>
        <text:p text:style-name="List_20_Contents">Ja</text:p>
        <text:p text:style-name="List_20_Heading">Frontkamera:</text:p>
        <text:p text:style-name="List_20_Contents">Ja</text:p>
        <text:p text:style-name="List_20_Heading">Frontkamera HD Typ:</text:p>
        <text:p text:style-name="List_20_Contents">HD</text:p>
        <text:p text:style-name="List_20_Heading">Infrarot (IR)-kamera:</text:p>
        <text:p text:style-name="List_20_Contents">Ja</text:p>
        <text:p text:style-name="List_20_Heading">Top WLAN-Standard:</text:p>
        <text:p text:style-name="List_20_Contents">Wi-Fi 6E (802.11ax)</text:p>
        <text:p text:style-name="List_20_Heading">WLAN-Standards:</text:p>
        <text:p text:style-name="List_20_Contents">Wi-Fi 6E (802.11ax)</text:p>
        <text:p text:style-name="List_20_Heading">Antennentyp:</text:p>
        <text:p text:style-name="List_20_Contents">2x2</text:p>
        <text:p text:style-name="List_20_Heading">Bluetooth:</text:p>
        <text:p text:style-name="List_20_Contents">Ja</text:p>
        <text:p text:style-name="List_20_Heading">Bluetooth-Version:</text:p>
        <text:p text:style-name="List_20_Contents">5.2</text:p>
        <text:p text:style-name="List_20_Heading">Anzahl HDMI-Anschlüsse:</text:p>
        <text:p text:style-name="List_20_Contents">1</text:p>
        <text:p text:style-name="List_20_Heading">USB 3.2 Gen 2 (3.1 Gen 2) Anzahl der Anschlüsse vom Typ A:</text:p>
        <text:p text:style-name="List_20_Contents">1</text:p>
        <text:p text:style-name="List_20_Heading">HDMI-Version:</text:p>
        <text:p text:style-name="List_20_Contents">2.1</text:p>
        <text:p text:style-name="List_20_Heading">Anzahl Thunderbolt 4-Ports:</text:p>
        <text:p text:style-name="List_20_Contents">2</text:p>
        <text:p text:style-name="List_20_Heading">Intel® Thunderbolt 4:</text:p>
        <text:p text:style-name="List_20_Contents">Ja</text:p>
        <text:p text:style-name="List_20_Heading">Kombinierter Kopfhörer-/Mikrofon-Anschluss:</text:p>
        <text:p text:style-name="List_20_Contents">Ja</text:p>
        <text:p text:style-name="List_20_Heading">Typ Ladeanschluss:</text:p>
        <text:p text:style-name="List_20_Contents">DC-Anschluss</text:p>
        <text:p text:style-name="List_20_Heading">USB-Typ-C DisplayPort-Wechselmodus:</text:p>
        <text:p text:style-name="List_20_Contents">Ja</text:p>
        <text:p text:style-name="List_20_Heading"><text:soft-page-break/>USB Power Delivery:</text:p>
        <text:p text:style-name="List_20_Contents">Ja</text:p>
        <text:p text:style-name="List_20_Heading">Eingabegerät:</text:p>
        <text:p text:style-name="List_20_Contents">NumberPad</text:p>
        <text:p text:style-name="List_20_Heading">Tastatur mit Hintergrundbeleuchtung:</text:p>
        <text:p text:style-name="List_20_Contents">Ja</text:p>
        <text:p text:style-name="List_20_Heading">Installiertes Betriebssystem:</text:p>
        <text:p text:style-name="List_20_Contents">Windows 11 Home</text:p>
        <text:p text:style-name="List_20_Heading">Betriebssystemsarchitektur:</text:p>
        <text:p text:style-name="List_20_Contents">64-Bit</text:p>
        <text:p text:style-name="List_20_Heading">Testsoftware:</text:p>
        <text:p text:style-name="List_20_Contents">1-month trial for new Microsoft 365 customers. Credit card required.</text:p>
        <text:p text:style-name="List_20_Heading">Intel® Flex Memory Access:</text:p>
        <text:p text:style-name="List_20_Contents">Ja</text:p>
        <text:p text:style-name="List_20_Heading">Intel® Trusted-Execution-Technik:</text:p>
        <text:p text:style-name="List_20_Contents">Ja</text:p>
        <text:p text:style-name="List_20_Heading">Intel® VT-x mit Extended Page Tables (EPT):</text:p>
        <text:p text:style-name="List_20_Contents">Ja</text:p>
        <text:p text:style-name="List_20_Heading">Execute Disable Bit:</text:p>
        <text:p text:style-name="List_20_Contents">Ja</text:p>
        <text:p text:style-name="List_20_Heading">CPU Konfiguration (max):</text:p>
        <text:p text:style-name="List_20_Contents">1</text:p>
        <text:p text:style-name="List_20_Heading">Intel® Virtualisierungstechnik für direkte I/O (VT-d):</text:p>
        <text:p text:style-name="List_20_Contents">Ja</text:p>
        <text:p text:style-name="List_20_Heading">Intel® Virtualization Technologie (VT-X):</text:p>
        <text:p text:style-name="List_20_Contents">Ja</text:p>
        <text:p text:style-name="List_20_Heading">Batteriekapazität:</text:p>
        <text:p text:style-name="List_20_Contents">92 Wh</text:p>
        <text:p text:style-name="List_20_Heading">Akku-/Batterietechnologie:</text:p>
        <text:p text:style-name="List_20_Contents">Lithium-Ion (Li-Ion)</text:p>
        <text:p text:style-name="List_20_Heading">Anzahl Batteriezellen:</text:p>
        <text:p text:style-name="List_20_Contents">8</text:p>
        <text:p text:style-name="List_20_Heading">Netzteilstärke:</text:p>
        <text:p text:style-name="List_20_Contents">240 W</text:p>
        <text:p text:style-name="List_20_Heading">Netzteilfrequenz:</text:p>
        <text:p text:style-name="List_20_Contents">50 - 60 Hz</text:p>
        <text:p text:style-name="List_20_Heading">Netzteil Eingansgsspannung:</text:p>
        <text:p text:style-name="List_20_Contents">100 - 240 V</text:p>
        <text:p text:style-name="List_20_Heading">AC-Adapter Ausgangssstrom:</text:p>
        <text:p text:style-name="List_20_Contents">12 A</text:p>
        <text:p text:style-name="List_20_Heading">Netzteil Ausgangsspannung:</text:p>
        <text:p text:style-name="List_20_Contents">20 V</text:p>
        <text:p text:style-name="List_20_Heading">Windows Hello:</text:p>
        <text:p text:style-name="List_20_Contents">Ja</text:p>
        <text:p text:style-name="List_20_Heading">Trusted Platform Module (TPM):</text:p>
        <text:p text:style-name="List_20_Contents">Ja</text:p>
        <text:p text:style-name="List_20_Heading">Gewicht:</text:p>
        <text:p text:style-name="List_20_Contents">2,34 kg</text:p>
        <text:p text:style-name="List_20_Heading">Breite:</text:p>
        <text:p text:style-name="List_20_Contents">359,8 mm</text:p>
        <text:p text:style-name="List_20_Heading">Tiefe:</text:p>
        <text:p text:style-name="List_20_Contents">249,2 mm</text:p>
        <text:p text:style-name="List_20_Heading"><text:soft-page-break/>Höhe:</text:p>
        <text:p text:style-name="List_20_Contents">21,5 mm</text:p>
        <text:p text:style-name="List_20_Heading">Verpackungsbreite:</text:p>
        <text:p text:style-name="List_20_Contents">494 mm</text:p>
        <text:p text:style-name="List_20_Heading">Verpackungstiefe:</text:p>
        <text:p text:style-name="List_20_Contents">131 mm</text:p>
        <text:p text:style-name="List_20_Heading">Verpackungshöhe:</text:p>
        <text:p text:style-name="List_20_Contents">320 mm</text:p>
        <text:p text:style-name="List_20_Heading">Paketgewicht:</text:p>
        <text:p text:style-name="List_20_Contents">5,29 kg</text:p>
        <text:p text:style-name="List_20_Heading">Tasche enthalten:</text:p>
        <text:p text:style-name="List_20_Contents">Ja</text:p>
        <text:p text:style-name="List_20_Heading">Eingabestift:</text:p>
        <text:p text:style-name="List_20_Contents">Ja</text:p>
        <text:p text:style-name="List_20_Heading">Handgelenkauflage:</text:p>
        <text:p text:style-name="P1">Ja</text:p>
      </text:section>
      <text:p text:style-name="P7">Speicherkapazität</text:p>
      <text:p text:style-name="Standard">32 GB</text:p>
      <text:p text:style-name="Standard">HD-Format</text:p>
      <text:p text:style-name="Standard">4K Ultra HD</text:p>
      <text:p text:style-name="Standard">Festplattenkapazität</text:p>
      <text:p text:style-name="Standard">1 TB</text:p>
      <text:p text:style-name="Standard">Touchscreen</text:p>
      <text:p text:style-name="Standard"><text:a xlink:type="simple" xlink:href="https://www.kaufland.de/c/laptops/touchscreen/~46051/ref-2501=t/" text:style-name="Internet_20_link" text:visited-style-name="Visited_20_Internet_20_Link">Ja</text:a></text:p>
      <text:p text:style-name="Standard">Festplatten Typ</text:p>
      <text:p text:style-name="Standard">SSD</text:p>
      <text:p text:style-name="Standard">Hersteller</text:p>
      <text:p text:style-name="Standard"><text:a xlink:type="simple" xlink:href="https://www.kaufland.de/m/asus/~46314/" text:style-name="Internet_20_link" text:visited-style-name="Visited_20_Internet_20_Link">Asus</text:a></text:p>
      <text:p text:style-name="Standard">Displaytechnologie</text:p>
      <text:p text:style-name="Standard">OLED</text:p>
      <text:p text:style-name="Standard">Prozessor-Taktfrequenz</text:p>
      <text:p text:style-name="Standard">6 GHz</text:p>
      <text:p text:style-name="Standard">Bildschirmgröße</text:p>
      <text:p text:style-name="Standard"><text:a xlink:type="simple" xlink:href="https://www.kaufland.de/c/laptops/15-zoll/~46051/ref-291=15.6/" text:style-name="Internet_20_link" text:visited-style-name="Visited_20_Internet_20_Link">15.6 Zoll</text:a></text:p>
      <text:p text:style-name="Standard">Prozessorhersteller</text:p>
      <text:p text:style-name="Standard">Intel</text:p>
      <text:p text:style-name="Standard">Gewicht</text:p>
      <text:p text:style-name="Standard">3000 g</text:p>
      <text:p text:style-name="Standard">Arbeitsspeicher</text:p>
      <text:p text:style-name="Standard"><text:a xlink:type="simple" xlink:href="https://www.kaufland.de/c/laptops/arbeitsspeicher-32gb/~46051/ref-421=32000000000/" text:style-name="Internet_20_link" text:visited-style-name="Visited_20_Internet_20_Link">32 GB</text:a></text:p>
      <text:p text:style-name="Standard">Farbe</text:p>
      <text:p text:style-name="Standard">Blau</text:p>
      <text:p text:style-name="Standard">EAN</text:p>
      <text:p text:style-name="Standard">4711081614791</text:p>
      <text:p text:style-name="Standard">0195553614795</text:p>
      <text:p text:style-name="Standard">Herstellernummer</text:p>
      <text:p text:style-name="Standard">UX582ZM-H2030W</text:p>
      <text:p text:style-name="P7"/>
      <text:p text:style-name="P7">€4.725,62</text:p>
      <text:p text:style-name="P7"/>
      <text:p text:style-name="P7"/>
      <text:h text:style-name="P8" text:outline-level="1"><text:soft-page-break/>Asus 2in1 Convertible Zenbook Duo 14 Zoll Laptop 2 TB SSD 32 GB RAM Core Ultra 9</text:h>
      <text:p text:style-name="P7">Neu: Neuer, unbenutzter und unbeschädigter Artikel in nicht geöffneter Originalverpackung (soweit ... </text:p>
      <text:p text:style-name="List_20_Heading">Marke</text:p>
      <text:p text:style-name="P1">ASUS</text:p>
      <text:p text:style-name="List_20_Heading">Bildschirmgröße</text:p>
      <text:p text:style-name="P1">14 Zoll</text:p>
      <text:p text:style-name="List_20_Heading">Prozessor</text:p>
      <text:p text:style-name="P1">Intel Core Ultra 9 185H</text:p>
      <text:p text:style-name="List_20_Heading">Modell</text:p>
      <text:p text:style-name="P1">ASUS 2in1 Convertible Zenbook Duo</text:p>
      <text:p text:style-name="List_20_Heading">Betriebssystem</text:p>
      <text:p text:style-name="P1">Windows 11 Home</text:p>
      <text:p text:style-name="List_20_Heading">Produktart</text:p>
      <text:p text:style-name="P1">Notebook / Laptop</text:p>
      <text:p text:style-name="List_20_Heading">Festplattentyp</text:p>
      <text:p text:style-name="P1">SSD (Solid State Drive)</text:p>
      <text:p text:style-name="List_20_Heading">Besonderheiten</text:p>
      <text:p text:style-name="P1">Bluetooth, Eingebautes Mikrofon, Integrierte Webkamera, Konvertierbarer 2-in-1-Laptop/Tablet, Robust</text:p>
      <text:p text:style-name="List_20_Heading">Grafikprozessor</text:p>
      <text:p text:style-name="P1">Intel Arc</text:p>
      <text:p text:style-name="List_20_Heading">Festplattenkapazität</text:p>
      <text:p text:style-name="P1">2 TB</text:p>
      <text:p text:style-name="List_20_Heading">SSD-Festplattenkapazität</text:p>
      <text:p text:style-name="P1">2 TB</text:p>
      <text:p text:style-name="List_20_Heading">Farbe</text:p>
      <text:p text:style-name="P1">Schwarz</text:p>
      <text:p text:style-name="List_20_Heading">Prozessorgeschwindigkeit</text:p>
      <text:p text:style-name="P1">5.10 GHz</text:p>
      <text:p text:style-name="List_20_Heading">Maximale Auflösung</text:p>
      <text:p text:style-name="P1">2880 x 1800</text:p>
      <text:p text:style-name="List_20_Heading">Serie</text:p>
      <text:p text:style-name="P1">ZenBook</text:p>
      <text:p text:style-name="List_20_Heading"><text:soft-page-break/>Passend für</text:p>
      <text:p text:style-name="P1">Gelegentliche Computerarbeiten</text:p>
      <text:p text:style-name="List_20_Heading">Arbeitsspeichergröße</text:p>
      <text:p text:style-name="P1">32 GB</text:p>
      <text:p text:style-name="List_20_Heading">Konnektivität</text:p>
      <text:p text:style-name="P1">DisplayPort, HDMI, USB 3.1, USB 3.2</text:p>
      <text:p text:style-name="List_20_Heading">Breite</text:p>
      <text:p text:style-name="P1">218 mm</text:p>
      <text:p text:style-name="List_20_Heading">Gewicht</text:p>
      <text:p text:style-name="P1">1,65 kg</text:p>
      <text:p text:style-name="List_20_Heading">Höhe</text:p>
      <text:p text:style-name="P1">313 mm</text:p>
      <text:p text:style-name="List_20_Heading">Länge</text:p>
      <text:p text:style-name="P1">20 mm</text:p>
      <text:p text:style-name="List_20_Heading">EAN</text:p>
      <text:p text:style-name="P1">4711387433171</text:p>
      <text:p text:style-name="P9">35,6 cm (14 Zoll) OLED-3K-Display (2880 x 1800 Pixel) </text:p>
      <text:list text:style-name="L6">
        <text:list-item>
          <text:p text:style-name="P12">Intel Core Ultra 9 185H Prozessor (2.3 / 5.1 GHz, 24 MB Cache) </text:p>
        </text:list-item>
        <text:list-item>
          <text:p text:style-name="P12">32 GB LPDDR5x-SDRAM RAM Arbeitsspeicher </text:p>
        </text:list-item>
        <text:list-item>
          <text:p text:style-name="P12">2 TB M.2 SSD-Festplatte </text:p>
        </text:list-item>
        <text:list-item>
          <text:p text:style-name="P12">Intel Arc Grafik </text:p>
        </text:list-item>
        <text:list-item>
          <text:p text:style-name="P12">Wi-Fi 6E (802.11ax), Bluetooth 5.3, 1x HDMI 2.1, 1x USB-A 3.2 Gen 1 (3.1 Gen 1), 1x USB-C (DisplayPort, Power Delivery), 2x Thunderbolt 4, 1x Audio (3,5mm) </text:p>
        </text:list-item>
        <text:list-item>
          <text:p text:style-name="P13">Windows 11 Pro </text:p>
        </text:list-item>
      </text:list>
      <text:p text:style-name="P7">2.499,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08:24:50.146182704</meta:creation-date>
    <dc:date>2024-11-26T08:40:40.532889585</dc:date>
    <meta:editing-duration>PT5M17S</meta:editing-duration>
    <meta:editing-cycles>1</meta:editing-cycles>
    <meta:document-statistic meta:table-count="0" meta:image-count="0" meta:object-count="0" meta:page-count="11" meta:paragraph-count="415" meta:word-count="1420" meta:character-count="9633" meta:non-whitespace-character-count="8714"/>
    <meta:generator>LibreOffice/24.8.3.2$Linux_X86_64 LibreOffice_project/480$Build-2</meta:generator>
  </office:meta>
</office:document-meta>
</file>